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70c0" svg:stroke-opacity="100%" draw:stroke-linejoin="round" svg:stroke-linecap="round" draw:fill="none" fo:padding-top="0.16cm" fo:padding-bottom="0.16cm" fo:padding-left="0.285cm" fo:padding-right="0.285cm" draw:shadow="hidden"/>
    </style:style>
    <style:style style:name="gr2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593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b7dde8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fill="none" draw:textarea-vertical-align="middle" fo:min-height="11.2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6cm" svg:stroke-color="#000000" draw:marker-start="Marker_5f_1" draw:marker-start-width="0.225cm" draw:marker-end="Marker_5f_2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3.96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000000" draw:shadow="hidden"/>
    </style:style>
    <style:style style:name="gr13" style:family="graphic" style:parent-style-name="standard">
      <style:graphic-properties draw:stroke="solid" svg:stroke-width="0.026cm" svg:stroke-color="#000000" draw:marker-start="Marker_5f_1" draw:marker-start-width="0.22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4" style:family="graphic" style:parent-style-name="standard">
      <style:graphic-properties draw:stroke="solid" svg:stroke-width="0.026cm" svg:stroke-color="#000000" draw:marker-start="Marker_5f_1" draw:marker-start-width="0.225cm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5" style:family="graphic" style:parent-style-name="standard">
      <style:graphic-properties draw:stroke="solid" svg:stroke-width="0.026cm" svg:stroke-color="#000000" draw:marker-start="Circle" svg:stroke-opacity="100%" draw:stroke-linejoin="round" svg:stroke-linecap="round" draw:fill="none" fo:padding-top="0.138cm" fo:padding-bottom="0.138cm" fo:padding-left="0.263cm" fo:padding-right="0.263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b7dde8"/>
    </style:style>
    <style:style style:name="P4" style:family="paragraph">
      <loext:graphic-properties draw:fill="solid" draw:fill-color="#000000"/>
    </style:style>
    <style:style style:name="T1" style:family="text">
      <style:text-properties fo:color="#000000" style:font-name="Calibri1" fo:font-size="14pt" style:font-name-asian="Calibri1" style:font-size-asian="14pt" style:font-name-complex="Calibri1" style:font-size-complex="14pt"/>
    </style:style>
    <style:style style:name="T2" style:family="text">
      <style:text-properties fo:color="#000000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3" style:family="text">
      <style:text-properties fo:color="#000000" style:font-name="Calibri1" fo:font-size="14pt" fo:background-color="#ffffff" style:font-name-asian="Calibri1" style:font-size-asian="14pt" style:font-name-complex="Calibri1" style:font-size-complex="14pt"/>
    </style:style>
    <style:style style:name="T4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31.7cm" svg:height="24.7cm" svg:x="5.3cm" svg:y="1.394cm" svg:viewBox="0 0 31701 24701" draw:points="0,24701 31701,24701 31701,0 0,0">
          <text:p/>
        </draw:polygon>
        <draw:g>
          <draw:line draw:style-name="gr2" draw:text-style-name="P1" draw:layer="layout" svg:x1="1.5cm" svg:y1="2.194cm" svg:x2="4.999cm" svg:y2="2.194cm">
            <text:p/>
          </draw:line>
          <draw:frame draw:style-name="gr3" draw:text-style-name="P1" draw:layer="layout" svg:width="2.469cm" svg:height="0.875cm" svg:x="2.015cm" svg:y="1.756cm">
            <draw:text-box>
              <text:p text:style-name="P2"><text:span text:style-name="T1">Ck/Reset</text:span></text:p>
            </draw:text-box>
          </draw:frame>
        </draw:g>
        <draw:g>
          <draw:line draw:style-name="gr2" draw:text-style-name="P1" draw:layer="layout" svg:x1="1.5cm" svg:y1="2.644cm" svg:x2="4.999cm" svg:y2="2.644cm">
            <text:p/>
          </draw:line>
          <draw:frame draw:style-name="gr3" draw:text-style-name="P1" draw:layer="layout" svg:width="2.469cm" svg:height="0.875cm" svg:x="2.015cm" svg:y="2.207cm">
            <draw:text-box>
              <text:p text:style-name="P2"><text:span text:style-name="T1">Vdd/Vss</text:span></text:p>
            </draw:text-box>
          </draw:frame>
        </draw:g>
        <draw:g>
          <draw:g>
            <draw:polygon draw:style-name="gr4" draw:text-style-name="P3" draw:layer="layout" svg:width="3.2cm" svg:height="11.5cm" svg:x="20.4cm" svg:y="6.394cm" svg:viewBox="0 0 3201 11501" draw:points="0,11501 3201,11501 3201,0 0,0">
              <text:p/>
            </draw:polygon>
            <draw:polygon draw:style-name="gr5" draw:text-style-name="P1" draw:layer="layout" svg:width="3.2cm" svg:height="11.5cm" svg:x="20.4cm" svg:y="6.394cm" svg:viewBox="0 0 3201 11501" draw:points="0,11501 3201,11501 3201,0 0,0">
              <text:p/>
            </draw:polygon>
          </draw:g>
          <draw:frame draw:style-name="gr6" draw:text-style-name="P1" draw:layer="layout" svg:width="3.2cm" svg:height="11.5cm" svg:x="20.4cm" svg:y="6.394cm">
            <draw:text-box>
              <text:p text:style-name="P2"><text:span text:style-name="T2">ALU</text:span></text:p>
            </draw:text-box>
          </draw:frame>
        </draw:g>
        <draw:line draw:style-name="gr5" draw:text-style-name="P1" draw:layer="layout" svg:x1="5cm" svg:y1="2.194cm" svg:x2="25.499cm" svg:y2="2.194cm">
          <text:p/>
        </draw:line>
        <draw:line draw:style-name="gr7" draw:text-style-name="P1" draw:layer="layout" svg:x1="7cm" svg:y1="3.016cm" svg:x2="7cm" svg:y2="4.831cm">
          <text:p/>
        </draw:line>
        <draw:line draw:style-name="gr5" draw:text-style-name="P1" draw:layer="layout" svg:x1="5.3cm" svg:y1="3.078cm" svg:x2="26.999cm" svg:y2="3.078cm">
          <text:p/>
        </draw:line>
        <draw:line draw:style-name="gr7" draw:text-style-name="P1" draw:layer="layout" svg:x1="8cm" svg:y1="2.582cm" svg:x2="8cm" svg:y2="4.831cm">
          <text:p/>
        </draw:line>
        <draw:line draw:style-name="gr7" draw:text-style-name="P1" draw:layer="layout" svg:x1="21.5cm" svg:y1="2.985cm" svg:x2="21.5cm" svg:y2="6.3cm">
          <text:p/>
        </draw:line>
        <draw:line draw:style-name="gr7" draw:text-style-name="P1" draw:layer="layout" svg:x1="23cm" svg:y1="2.551cm" svg:x2="23cm" svg:y2="6.3cm">
          <text:p/>
        </draw:line>
        <draw:line draw:style-name="gr7" draw:text-style-name="P1" draw:layer="layout" svg:x1="24.5cm" svg:y1="2.551cm" svg:x2="24.5cm" svg:y2="4.301cm">
          <text:p/>
        </draw:line>
        <draw:line draw:style-name="gr7" draw:text-style-name="P1" draw:layer="layout" svg:x1="25.5cm" svg:y1="2.101cm" svg:x2="25.5cm" svg:y2="4.3cm">
          <text:p/>
        </draw:line>
        <draw:g>
          <draw:line draw:style-name="gr2" draw:text-style-name="P1" draw:layer="layout" svg:x1="1.089cm" svg:y1="24.994cm" svg:x2="5.289cm" svg:y2="24.994cm">
            <text:p/>
          </draw:line>
          <draw:frame draw:style-name="gr8" draw:text-style-name="P1" draw:layer="layout" svg:width="4.2cm" svg:height="1.969cm" svg:x="1.089cm" svg:y="24.01cm">
            <draw:text-box>
              <text:p text:style-name="P2"><text:span text:style-name="T3">dec_exe_dst</text:span></text:p>
              <text:p text:style-name="P2"><text:span text:style-name="T3">dec_exe_wb</text:span></text:p>
              <text:p text:style-name="P2"><text:span text:style-name="T3">dec_flag_wb</text:span></text:p>
            </draw:text-box>
          </draw:frame>
        </draw:g>
        <draw:g>
          <draw:line draw:style-name="gr2" draw:text-style-name="P1" draw:layer="layout" svg:x1="1.1cm" svg:y1="5.71cm" svg:x2="5.3cm" svg:y2="5.71cm">
            <text:p/>
          </draw:line>
          <draw:frame draw:style-name="gr8" draw:text-style-name="P1" draw:layer="layout" svg:width="4.2cm" svg:height="4.349cm" svg:x="1.1cm" svg:y="3.536cm">
            <draw:text-box>
              <text:p text:style-name="P2"><text:span text:style-name="T3">dec_shift_lsl</text:span></text:p>
              <text:p text:style-name="P2"><text:span text:style-name="T3">dec_shift_lsr</text:span></text:p>
              <text:p text:style-name="P2"><text:span text:style-name="T3">dec_shift_asr</text:span></text:p>
              <text:p text:style-name="P2"><text:span text:style-name="T3">dec_shift_ror</text:span></text:p>
              <text:p text:style-name="P2"><text:span text:style-name="T3">dec_shift_rrx</text:span></text:p>
              <text:p text:style-name="P2"><text:span text:style-name="T3">dec_shift_val</text:span></text:p>
              <text:p text:style-name="P2"><text:span text:style-name="T3">dec_cy</text:span></text:p>
            </draw:text-box>
          </draw:frame>
        </draw:g>
        <draw:g>
          <draw:line draw:style-name="gr2" draw:text-style-name="P1" draw:layer="layout" svg:x1="1.1cm" svg:y1="16.078cm" svg:x2="5.3cm" svg:y2="16.078cm">
            <text:p/>
          </draw:line>
          <draw:frame draw:style-name="gr8" draw:text-style-name="P1" draw:layer="layout" svg:width="4.2cm" svg:height="2.564cm" svg:x="1.1cm" svg:y="14.797cm">
            <draw:text-box>
              <text:p text:style-name="P2"><text:span text:style-name="T3">dec_alu_add</text:span></text:p>
              <text:p text:style-name="P2"><text:span text:style-name="T3">dec_alu_and</text:span></text:p>
              <text:p text:style-name="P2"><text:span text:style-name="T3">dec_alu_or</text:span></text:p>
              <text:p text:style-name="P2"><text:span text:style-name="T3">dec_alu_xor</text:span></text:p>
            </draw:text-box>
          </draw:frame>
        </draw:g>
        <draw:g>
          <draw:line draw:style-name="gr2" draw:text-style-name="P1" draw:layer="layout" svg:x1="1.1cm" svg:y1="20.71cm" svg:x2="5.3cm" svg:y2="20.71cm">
            <text:p/>
          </draw:line>
          <draw:frame draw:style-name="gr8" draw:text-style-name="P1" draw:layer="layout" svg:width="4.2cm" svg:height="2.564cm" svg:x="1.1cm" svg:y="19.429cm">
            <draw:text-box>
              <text:p text:style-name="P2"><text:span text:style-name="T3">dec_mem_lw</text:span></text:p>
              <text:p text:style-name="P2"><text:span text:style-name="T3">dec_mem_lb</text:span></text:p>
              <text:p text:style-name="P2"><text:span text:style-name="T3">dec_mem_sw</text:span></text:p>
              <text:p text:style-name="P2"><text:span text:style-name="T3">dec_mem_sb</text:span></text:p>
            </draw:text-box>
          </draw:frame>
        </draw:g>
        <draw:g>
          <draw:line draw:style-name="gr2" draw:text-style-name="P1" draw:layer="layout" svg:x1="37cm" svg:y1="10.68cm" svg:x2="40.7cm" svg:y2="10.68cm">
            <text:p/>
          </draw:line>
          <draw:frame draw:style-name="gr8" draw:text-style-name="P1" draw:layer="layout" svg:width="3.7cm" svg:height="3.159cm" svg:x="37cm" svg:y="9.101cm">
            <draw:text-box>
              <text:p text:style-name="P2"><text:span text:style-name="T3">exe_res</text:span></text:p>
              <text:p text:style-name="P2"><text:span text:style-name="T3">exe_c</text:span></text:p>
              <text:p text:style-name="P2"><text:span text:style-name="T3">exe_v</text:span></text:p>
              <text:p text:style-name="P2"><text:span text:style-name="T3">exe_n</text:span></text:p>
              <text:p text:style-name="P2"><text:span text:style-name="T3">exe_z</text:span></text:p>
            </draw:text-box>
          </draw:frame>
        </draw:g>
        <draw:g>
          <draw:line draw:style-name="gr2" draw:text-style-name="P1" draw:layer="layout" svg:x1="37.011cm" svg:y1="23.078cm" svg:x2="41.375cm" svg:y2="23.078cm">
            <text:p/>
          </draw:line>
          <draw:frame draw:style-name="gr8" draw:text-style-name="P1" draw:layer="layout" svg:width="4.365cm" svg:height="1.969cm" svg:x="37.011cm" svg:y="22.094cm">
            <draw:text-box>
              <text:p text:style-name="P2"><text:span text:style-name="T3">exe_mem_adr</text:span></text:p>
              <text:p text:style-name="P2"><text:span text:style-name="T3">exe_mem_data</text:span></text:p>
              <text:p text:style-name="P2"><text:span text:style-name="T3">exe_mem_dest</text:span></text:p>
            </draw:text-box>
          </draw:frame>
        </draw:g>
        <draw:g>
          <draw:line draw:style-name="gr2" draw:text-style-name="P1" draw:layer="layout" svg:x1="1cm" svg:y1="23.078cm" svg:x2="5.3cm" svg:y2="23.078cm">
            <text:p/>
          </draw:line>
          <draw:frame draw:style-name="gr8" draw:text-style-name="P1" draw:layer="layout" svg:width="4.3cm" svg:height="1.969cm" svg:x="1cm" svg:y="22.094cm">
            <draw:text-box>
              <text:p text:style-name="P2"><text:span text:style-name="T3">dec_mem_data</text:span></text:p>
              <text:p text:style-name="P2"><text:span text:style-name="T3">dec_mem_dest</text:span></text:p>
              <text:p text:style-name="P2"><text:span text:style-name="T3">dec_pre_index</text:span></text:p>
            </draw:text-box>
          </draw:frame>
        </draw:g>
        <draw:g>
          <draw:line draw:style-name="gr2" draw:text-style-name="P1" draw:layer="layout" svg:x1="1.1cm" svg:y1="3.078cm" svg:x2="5.3cm" svg:y2="3.078cm">
            <text:p/>
          </draw:line>
          <draw:frame draw:style-name="gr8" draw:text-style-name="P1" draw:layer="layout" svg:width="4.2cm" svg:height="0.779cm" svg:x="1.1cm" svg:y="2.689cm">
            <draw:text-box>
              <text:p text:style-name="P2"><text:span text:style-name="T3">dec2exe_empty</text:span></text:p>
            </draw:text-box>
          </draw:frame>
        </draw:g>
        <draw:g>
          <draw:line draw:style-name="gr2" draw:text-style-name="P1" draw:layer="layout" svg:x1="36.952cm" svg:y1="15.747cm" svg:x2="40.652cm" svg:y2="15.747cm">
            <text:p/>
          </draw:line>
          <draw:frame draw:style-name="gr8" draw:text-style-name="P1" draw:layer="layout" svg:width="3.7cm" svg:height="0.779cm" svg:x="36.952cm" svg:y="15.358cm">
            <draw:text-box>
              <text:p text:style-name="P2"><text:span text:style-name="T3">exe2dec_pop</text:span></text:p>
            </draw:text-box>
          </draw:frame>
        </draw:g>
        <draw:g>
          <draw:line draw:style-name="gr2" draw:text-style-name="P1" draw:layer="layout" svg:x1="37cm" svg:y1="20.815cm" svg:x2="40.919cm" svg:y2="20.815cm">
            <text:p/>
          </draw:line>
          <draw:frame draw:style-name="gr8" draw:text-style-name="P1" draw:layer="layout" svg:width="3.919cm" svg:height="2.564cm" svg:x="37cm" svg:y="19.534cm">
            <draw:text-box>
              <text:p text:style-name="P2"><text:span text:style-name="T3">exe_mem_lw</text:span></text:p>
              <text:p text:style-name="P2"><text:span text:style-name="T3">exe_mem_lb</text:span></text:p>
              <text:p text:style-name="P2"><text:span text:style-name="T3">exe_mem_sw</text:span></text:p>
              <text:p text:style-name="P2"><text:span text:style-name="T3">exe_mem_sb</text:span></text:p>
            </draw:text-box>
          </draw:frame>
        </draw:g>
        <draw:g>
          <draw:line draw:style-name="gr2" draw:text-style-name="P1" draw:layer="layout" svg:x1="37cm" svg:y1="18.815cm" svg:x2="41.364cm" svg:y2="18.815cm">
            <text:p/>
          </draw:line>
          <draw:frame draw:style-name="gr8" draw:text-style-name="P1" draw:layer="layout" svg:width="4.365cm" svg:height="0.779cm" svg:x="37cm" svg:y="18.426cm">
            <draw:text-box>
              <text:p text:style-name="P2"><text:span text:style-name="T3">exe2mem_empty</text:span></text:p>
            </draw:text-box>
          </draw:frame>
        </draw:g>
        <draw:g>
          <draw:line draw:style-name="gr2" draw:text-style-name="P1" draw:layer="layout" svg:x1="1cm" svg:y1="18.973cm" svg:x2="5.3cm" svg:y2="18.973cm">
            <text:p/>
          </draw:line>
          <draw:frame draw:style-name="gr8" draw:text-style-name="P1" draw:layer="layout" svg:width="4.3cm" svg:height="0.779cm" svg:x="1cm" svg:y="18.584cm">
            <draw:text-box>
              <text:p text:style-name="P2"><text:span text:style-name="T3">mem2exe_pop</text:span></text:p>
            </draw:text-box>
          </draw:frame>
        </draw:g>
        <draw:line draw:style-name="gr5" draw:text-style-name="P1" draw:layer="layout" svg:x1="5.29cm" svg:y1="24.994cm" svg:x2="37cm" svg:y2="24.994cm">
          <text:p/>
        </draw:line>
        <draw:frame draw:style-name="gr9" draw:text-style-name="P1" draw:layer="layout" svg:width="2cm" svg:height="0.918cm" svg:x="5cm" svg:y="25.282cm">
          <draw:text-box>
            <text:p text:style-name="P2"><text:span text:style-name="T2">EXEC</text:span></text:p>
          </draw:text-box>
        </draw:frame>
        <draw:line draw:style-name="gr5" draw:text-style-name="P1" draw:layer="layout" svg:x1="36.952cm" svg:y1="15.747cm" svg:x2="35.968cm" svg:y2="15.747cm">
          <text:p/>
        </draw:line>
        <draw:frame draw:style-name="gr9" draw:text-style-name="P1" draw:layer="layout" svg:width="0.621cm" svg:height="0.707cm" svg:x="35.348cm" svg:y="15.394cm">
          <draw:text-box>
            <text:p text:style-name="P2"><text:span text:style-name="T4">1</text:span></text:p>
          </draw:text-box>
        </draw:frame>
        <draw:g>
          <draw:line draw:style-name="gr2" draw:text-style-name="P1" draw:layer="layout" svg:x1="1.1cm" svg:y1="10.751cm" svg:x2="5.3cm" svg:y2="10.751cm">
            <text:p/>
          </draw:line>
          <draw:frame draw:style-name="gr8" draw:text-style-name="P1" draw:layer="layout" svg:width="4.2cm" svg:height="0.779cm" svg:x="1.1cm" svg:y="10.362cm">
            <draw:text-box>
              <text:p text:style-name="P2"><text:span text:style-name="T3">dec_comp_op2</text:span></text:p>
            </draw:text-box>
          </draw:frame>
        </draw:g>
        <draw:g>
          <draw:line draw:style-name="gr2" draw:text-style-name="P1" draw:layer="layout" svg:x1="1.1cm" svg:y1="13.894cm" svg:x2="5.3cm" svg:y2="13.894cm">
            <text:p/>
          </draw:line>
          <draw:frame draw:style-name="gr8" draw:text-style-name="P1" draw:layer="layout" svg:width="4.2cm" svg:height="0.779cm" svg:x="1.1cm" svg:y="13.505cm">
            <draw:text-box>
              <text:p text:style-name="P2"><text:span text:style-name="T3">dec_comp_op1</text:span></text:p>
            </draw:text-box>
          </draw:frame>
        </draw:g>
        <draw:g>
          <draw:line draw:style-name="gr2" draw:text-style-name="P1" draw:layer="layout" svg:x1="1.1cm" svg:y1="8.131cm" svg:x2="5.3cm" svg:y2="8.131cm">
            <text:p/>
          </draw:line>
          <draw:frame draw:style-name="gr8" draw:text-style-name="P1" draw:layer="layout" svg:width="4.2cm" svg:height="0.779cm" svg:x="1.1cm" svg:y="7.742cm">
            <draw:text-box>
              <text:p text:style-name="P2"><text:span text:style-name="T3">dec_alu_cy</text:span></text:p>
            </draw:text-box>
          </draw:frame>
        </draw:g>
        <draw:g>
          <draw:g>
            <draw:polygon draw:style-name="gr4" draw:text-style-name="P3" draw:layer="layout" svg:width="2.1cm" svg:height="4.25cm" svg:x="6.5cm" svg:y="4.894cm" svg:viewBox="0 0 2101 4251" draw:points="0,4251 2101,4251 2101,0 0,0">
              <text:p/>
            </draw:polygon>
            <draw:polygon draw:style-name="gr5" draw:text-style-name="P1" draw:layer="layout" svg:width="2.1cm" svg:height="4.25cm" svg:x="6.5cm" svg:y="4.894cm" svg:viewBox="0 0 2101 4251" draw:points="0,4251 2101,4251 2101,0 0,0">
              <text:p/>
            </draw:polygon>
          </draw:g>
          <draw:frame draw:style-name="gr10" draw:text-style-name="P1" draw:layer="layout" svg:width="2.1cm" svg:height="4.25cm" svg:x="6.5cm" svg:y="4.894cm">
            <draw:text-box>
              <text:p text:style-name="P2"><text:span text:style-name="T2">Shifter</text:span></text:p>
            </draw:text-box>
          </draw:frame>
        </draw:g>
        <draw:g>
          <draw:g>
            <draw:polygon draw:style-name="gr4" draw:text-style-name="P3" draw:layer="layout" svg:width="3.2cm" svg:height="4.25cm" svg:x="29.8cm" svg:y="16.144cm" svg:viewBox="0 0 3201 4251" draw:points="0,4251 3201,4251 3201,0 0,0">
              <text:p/>
            </draw:polygon>
            <draw:polygon draw:style-name="gr5" draw:text-style-name="P1" draw:layer="layout" svg:width="3.2cm" svg:height="4.25cm" svg:x="29.8cm" svg:y="16.144cm" svg:viewBox="0 0 3201 4251" draw:points="0,4251 3201,4251 3201,0 0,0">
              <text:p/>
            </draw:polygon>
          </draw:g>
          <draw:frame draw:style-name="gr10" draw:text-style-name="P1" draw:layer="layout" svg:width="3.2cm" svg:height="4.25cm" svg:x="29.8cm" svg:y="16.144cm">
            <draw:text-box>
              <text:p text:style-name="P2"><text:span text:style-name="T2">exe2mem</text:span></text:p>
            </draw:text-box>
          </draw:frame>
        </draw:g>
        <draw:g>
          <draw:g>
            <draw:polygon draw:style-name="gr4" draw:text-style-name="P3" draw:layer="layout" svg:width="2.1cm" svg:height="2.5cm" svg:x="10.4cm" svg:y="8.644cm" svg:viewBox="0 0 2101 2501" draw:points="0,2501 2101,2501 2101,0 0,0">
              <text:p/>
            </draw:polygon>
            <draw:polygon draw:style-name="gr5" draw:text-style-name="P1" draw:layer="layout" svg:width="2.1cm" svg:height="2.5cm" svg:x="10.4cm" svg:y="8.644cm" svg:viewBox="0 0 2101 2501" draw:points="0,2501 2101,2501 2101,0 0,0">
              <text:p/>
            </draw:polygon>
          </draw:g>
          <draw:frame draw:style-name="gr11" draw:text-style-name="P1" draw:layer="layout" svg:width="2.1cm" svg:height="2.5cm" svg:x="10.4cm" svg:y="8.644cm">
            <draw:text-box>
              <text:p text:style-name="P2"><text:span text:style-name="T2">MUX1</text:span></text:p>
            </draw:text-box>
          </draw:frame>
        </draw:g>
        <draw:line draw:style-name="gr5" draw:text-style-name="P1" draw:layer="layout" svg:x1="10.4cm" svg:y1="8.644cm" svg:x2="12.501cm" svg:y2="9.895cm">
          <text:p/>
        </draw:line>
        <draw:line draw:style-name="gr5" draw:text-style-name="P1" draw:layer="layout" svg:x1="10.4cm" svg:y1="11.145cm" svg:x2="12.501cm" svg:y2="9.894cm">
          <text:p/>
        </draw:line>
        <draw:g>
          <draw:g>
            <draw:polygon draw:style-name="gr4" draw:text-style-name="P3" draw:layer="layout" svg:width="2.1cm" svg:height="2.5cm" svg:x="10.368cm" svg:y="12.753cm" svg:viewBox="0 0 2101 2501" draw:points="0,2501 2101,2501 2101,0 0,0">
              <text:p/>
            </draw:polygon>
            <draw:polygon draw:style-name="gr5" draw:text-style-name="P1" draw:layer="layout" svg:width="2.1cm" svg:height="2.5cm" svg:x="10.368cm" svg:y="12.753cm" svg:viewBox="0 0 2101 2501" draw:points="0,2501 2101,2501 2101,0 0,0">
              <text:p/>
            </draw:polygon>
          </draw:g>
          <draw:frame draw:style-name="gr11" draw:text-style-name="P1" draw:layer="layout" svg:width="2.1cm" svg:height="2.5cm" svg:x="10.368cm" svg:y="12.753cm">
            <draw:text-box>
              <text:p text:style-name="P2"><text:span text:style-name="T2">MUX2</text:span></text:p>
            </draw:text-box>
          </draw:frame>
        </draw:g>
        <draw:line draw:style-name="gr5" draw:text-style-name="P1" draw:layer="layout" svg:x1="10.368cm" svg:y1="12.753cm" svg:x2="12.469cm" svg:y2="14.004cm">
          <text:p/>
        </draw:line>
        <draw:line draw:style-name="gr5" draw:text-style-name="P1" draw:layer="layout" svg:x1="10.368cm" svg:y1="15.254cm" svg:x2="12.469cm" svg:y2="14.003cm">
          <text:p/>
        </draw:line>
        <draw:g>
          <draw:g>
            <draw:polygon draw:style-name="gr4" draw:text-style-name="P3" draw:layer="layout" svg:width="2.1cm" svg:height="2.5cm" svg:x="25.32cm" svg:y="19.894cm" svg:viewBox="0 0 2101 2501" draw:points="0,2501 2101,2501 2101,0 0,0">
              <text:p/>
            </draw:polygon>
            <draw:polygon draw:style-name="gr5" draw:text-style-name="P1" draw:layer="layout" svg:width="2.1cm" svg:height="2.5cm" svg:x="25.32cm" svg:y="19.894cm" svg:viewBox="0 0 2101 2501" draw:points="0,2501 2101,2501 2101,0 0,0">
              <text:p/>
            </draw:polygon>
          </draw:g>
          <draw:frame draw:style-name="gr11" draw:text-style-name="P1" draw:layer="layout" svg:width="2.1cm" svg:height="2.5cm" svg:x="25.32cm" svg:y="19.894cm">
            <draw:text-box>
              <text:p text:style-name="P2"><text:span text:style-name="T2">Push_mem</text:span></text:p>
            </draw:text-box>
          </draw:frame>
        </draw:g>
        <draw:g>
          <draw:line draw:style-name="gr2" draw:text-style-name="P1" draw:layer="layout" svg:x1="1.1cm" svg:y1="12.973cm" svg:x2="5.3cm" svg:y2="12.973cm">
            <text:p/>
          </draw:line>
          <draw:frame draw:style-name="gr8" draw:text-style-name="P1" draw:layer="layout" svg:width="4.2cm" svg:height="0.779cm" svg:x="1.1cm" svg:y="12.584cm">
            <draw:text-box>
              <text:p text:style-name="P2"><text:span text:style-name="T3">dec_op1</text:span></text:p>
            </draw:text-box>
          </draw:frame>
        </draw:g>
        <draw:g>
          <draw:line draw:style-name="gr2" draw:text-style-name="P1" draw:layer="layout" svg:x1="1.1cm" svg:y1="8.736cm" svg:x2="5.3cm" svg:y2="8.736cm">
            <text:p/>
          </draw:line>
          <draw:frame draw:style-name="gr8" draw:text-style-name="P1" draw:layer="layout" svg:width="4.2cm" svg:height="0.779cm" svg:x="1.1cm" svg:y="8.347cm">
            <draw:text-box>
              <text:p text:style-name="P2"><text:span text:style-name="T3">dec_op2</text:span></text:p>
            </draw:text-box>
          </draw:frame>
        </draw:g>
        <draw:line draw:style-name="gr5" draw:text-style-name="P1" draw:layer="layout" svg:x1="5.3cm" svg:y1="5.71cm" svg:x2="6.499cm" svg:y2="5.71cm">
          <text:p/>
        </draw:line>
        <draw:line draw:style-name="gr5" draw:text-style-name="P1" draw:layer="layout" svg:x1="5.3cm" svg:y1="8.131cm" svg:x2="6.499cm" svg:y2="8.131cm">
          <text:p/>
        </draw:line>
        <draw:line draw:style-name="gr5" draw:text-style-name="P1" draw:layer="layout" svg:x1="5.3cm" svg:y1="8.736cm" svg:x2="6.499cm" svg:y2="8.736cm">
          <text:p/>
        </draw:line>
        <draw:g>
          <draw:polygon draw:style-name="gr12" draw:text-style-name="P4" draw:layer="layout" svg:width="0.415cm" svg:height="0.846cm" svg:x="9.45cm" svg:y="9.471cm" svg:viewBox="0 0 416 847" draw:points="0,0 0,847 416,432">
            <text:p/>
          </draw:polygon>
          <draw:polygon draw:style-name="gr5" draw:text-style-name="P1" draw:layer="layout" svg:width="0.415cm" svg:height="0.846cm" svg:x="9.45cm" svg:y="9.471cm" svg:viewBox="0 0 416 847" draw:points="0,0 0,847 416,432">
            <text:p/>
          </draw:polygon>
        </draw:g>
        <draw:g>
          <draw:path draw:style-name="gr12" draw:text-style-name="P4" draw:layer="layout" svg:width="0.127cm" svg:height="0.127cm" svg:x="9.873cm" svg:y="9.833cm" svg:viewBox="0 0 128 128" svg:d="M128 64c0 12-3 22-9 32-5 10-13 18-23 23-10 6-20 9-32 9s-22-3-32-9c-10-5-18-13-23-23-6-10-9-20-9-32s3-22 9-32c5-10 13-18 23-23 10-6 20-9 32-9 12 0 22 3 32 9 10 5 18 13 23 23 6 10 9 20 9 32z">
            <text:p/>
          </draw:path>
          <draw:path draw:style-name="gr5" draw:text-style-name="P1" draw:layer="layout" svg:width="0.127cm" svg:height="0.127cm" svg:x="9.873cm" svg:y="9.833cm" svg:viewBox="0 0 128 128" svg:d="M128 64c0 12-3 22-9 32-5 10-13 18-23 23-10 6-20 9-32 9s-22-3-32-9c-10-5-18-13-23-23-6-10-9-20-9-32s3-22 9-32c5-10 13-18 23-23 10-6 20-9 32-9 12 0 22 3 32 9 10 5 18 13 23 23 6 10 9 20 9 32z">
            <text:p/>
          </draw:path>
        </draw:g>
        <draw:line draw:style-name="gr5" draw:text-style-name="P1" draw:layer="layout" svg:x1="5.3cm" svg:y1="10.751cm" svg:x2="10.399cm" svg:y2="10.751cm">
          <text:p/>
        </draw:line>
        <draw:line draw:style-name="gr5" draw:text-style-name="P1" draw:layer="layout" svg:x1="9.865cm" svg:y1="9.903cm" svg:x2="10.401cm" svg:y2="9.894cm">
          <text:p/>
        </draw:line>
        <draw:polyline draw:style-name="gr5" draw:text-style-name="P1" draw:layer="layout" svg:width="0.471cm" svg:height="2.5cm" svg:x="8.6cm" svg:y="7.394cm" svg:viewBox="0 0 472 2501" draw:points="0,0 472,0 472,2501">
          <text:p/>
        </draw:polyline>
        <draw:line draw:style-name="gr5" draw:text-style-name="P1" draw:layer="layout" svg:x1="9.071cm" svg:y1="8.894cm" svg:x2="10.399cm" svg:y2="8.894cm">
          <text:p/>
        </draw:line>
        <draw:line draw:style-name="gr5" draw:text-style-name="P1" draw:layer="layout" svg:x1="9.071cm" svg:y1="9.894cm" svg:x2="9.449cm" svg:y2="9.894cm">
          <text:p/>
        </draw:line>
        <draw:polyline draw:style-name="gr2" draw:text-style-name="P1" draw:layer="layout" svg:width="11.8cm" svg:height="1.053cm" svg:x="8.6cm" svg:y="6.394cm" svg:viewBox="0 0 11801 1054" draw:points="0,0 7874,0 7874,1054 11801,1054">
          <text:p/>
        </draw:polyline>
        <draw:frame draw:style-name="gr9" draw:text-style-name="P1" draw:layer="layout" svg:width="5.362cm" svg:height="0.707cm" svg:x="10.743cm" svg:y="5.794cm">
          <draw:text-box>
            <text:p text:style-name="P2"><text:span text:style-name="T4">Cry</text:span></text:p>
          </draw:text-box>
        </draw:frame>
        <draw:g>
          <draw:polygon draw:style-name="gr12" draw:text-style-name="P4" draw:layer="layout" svg:width="0.415cm" svg:height="0.846cm" svg:x="8.986cm" svg:y="13.644cm" svg:viewBox="0 0 416 847" draw:points="0,0 0,847 416,432">
            <text:p/>
          </draw:polygon>
          <draw:polygon draw:style-name="gr5" draw:text-style-name="P1" draw:layer="layout" svg:width="0.415cm" svg:height="0.846cm" svg:x="8.986cm" svg:y="13.644cm" svg:viewBox="0 0 416 847" draw:points="0,0 0,847 416,432">
            <text:p/>
          </draw:polygon>
        </draw:g>
        <draw:g>
          <draw:path draw:style-name="gr12" draw:text-style-name="P4" draw:layer="layout" svg:width="0.127cm" svg:height="0.127cm" svg:x="9.409cm" svg:y="14.006cm" svg:viewBox="0 0 128 128" svg:d="M128 64c0 12-3 22-9 32-5 10-13 18-23 23-10 6-20 9-32 9s-22-3-32-9c-10-5-18-13-23-23-6-10-9-20-9-32s3-22 9-32c5-10 13-18 23-23 10-6 20-9 32-9 12 0 22 3 32 9 10 5 18 13 23 23 6 10 9 20 9 32z">
            <text:p/>
          </draw:path>
          <draw:path draw:style-name="gr5" draw:text-style-name="P1" draw:layer="layout" svg:width="0.127cm" svg:height="0.127cm" svg:x="9.409cm" svg:y="14.006cm" svg:viewBox="0 0 128 128" svg:d="M128 64c0 12-3 22-9 32-5 10-13 18-23 23-10 6-20 9-32 9s-22-3-32-9c-10-5-18-13-23-23-6-10-9-20-9-32s3-22 9-32c5-10 13-18 23-23 10-6 20-9 32-9 12 0 22 3 32 9 10 5 18 13 23 23 6 10 9 20 9 32z">
            <text:p/>
          </draw:path>
        </draw:g>
        <draw:line draw:style-name="gr5" draw:text-style-name="P1" draw:layer="layout" svg:x1="5.3cm" svg:y1="12.973cm" svg:x2="10.367cm" svg:y2="12.973cm">
          <text:p/>
        </draw:line>
        <draw:polygon draw:style-name="gr5" draw:text-style-name="P1" draw:layer="layout" svg:width="0cm" svg:height="0cm" svg:x="11.5cm" svg:y="13.894cm" svg:viewBox="0 0 0 0" draw:points="0,0">
          <text:p/>
        </draw:polygon>
        <draw:line draw:style-name="gr5" draw:text-style-name="P1" draw:layer="layout" svg:x1="9.401cm" svg:y1="14.075cm" svg:x2="10.368cm" svg:y2="14.075cm">
          <text:p/>
        </draw:line>
        <draw:polyline draw:style-name="gr13" draw:text-style-name="P1" draw:layer="layout" svg:width="0.811cm" svg:height="1.094cm" svg:x="8.173cm" svg:y="12.911cm" svg:viewBox="0 0 812 1095" draw:points="0,0 0,1095 812,1095">
          <text:p/>
        </draw:polyline>
        <draw:polyline draw:style-name="gr2" draw:text-style-name="P1" draw:layer="layout" svg:width="5.068cm" svg:height="1cm" svg:x="5.3cm" svg:y="13.894cm" svg:viewBox="0 0 5069 1001" draw:points="0,0 1915,0 1915,1001 5069,1001">
          <text:p/>
        </draw:polyline>
        <draw:line draw:style-name="gr2" draw:text-style-name="P1" draw:layer="layout" svg:x1="12.5cm" svg:y1="9.894cm" svg:x2="20.399cm" svg:y2="9.894cm">
          <text:p/>
        </draw:line>
        <draw:line draw:style-name="gr2" draw:text-style-name="P1" draw:layer="layout" svg:x1="12.468cm" svg:y1="14.003cm" svg:x2="20.4cm" svg:y2="14.003cm">
          <text:p/>
        </draw:line>
        <draw:line draw:style-name="gr2" draw:text-style-name="P1" draw:layer="layout" svg:x1="5.3cm" svg:y1="16.078cm" svg:x2="20.399cm" svg:y2="16.078cm">
          <text:p/>
        </draw:line>
        <draw:line draw:style-name="gr2" draw:text-style-name="P1" draw:layer="layout" svg:x1="5.3cm" svg:y1="18.973cm" svg:x2="29.799cm" svg:y2="18.973cm">
          <text:p/>
        </draw:line>
        <draw:line draw:style-name="gr5" draw:text-style-name="P1" draw:layer="layout" svg:x1="5cm" svg:y1="2.644cm" svg:x2="26.684cm" svg:y2="2.644cm">
          <text:p/>
        </draw:line>
        <draw:g>
          <draw:line draw:style-name="gr2" draw:text-style-name="P1" draw:layer="layout" svg:x1="37cm" svg:y1="24.994cm" svg:x2="40.7cm" svg:y2="24.994cm">
            <text:p/>
          </draw:line>
          <draw:frame draw:style-name="gr8" draw:text-style-name="P1" draw:layer="layout" svg:width="3.7cm" svg:height="1.969cm" svg:x="37cm" svg:y="24.01cm">
            <draw:text-box>
              <text:p text:style-name="P2"><text:span text:style-name="T3">exe_dest</text:span></text:p>
              <text:p text:style-name="P2"><text:span text:style-name="T3">exe_wb</text:span></text:p>
              <text:p text:style-name="P2"><text:span text:style-name="T3">exec_flag_wb</text:span></text:p>
            </draw:text-box>
          </draw:frame>
        </draw:g>
        <draw:line draw:style-name="gr5" draw:text-style-name="P1" draw:layer="layout" svg:x1="23.6cm" svg:y1="10.68cm" svg:x2="37cm" svg:y2="10.68cm">
          <text:p/>
        </draw:line>
        <draw:line draw:style-name="gr5" draw:text-style-name="P1" draw:layer="layout" svg:x1="33.1cm" svg:y1="18.815cm" svg:x2="37cm" svg:y2="18.815cm">
          <text:p/>
        </draw:line>
        <draw:polyline draw:style-name="gr14" draw:text-style-name="P1" draw:layer="layout" svg:width="3.9cm" svg:height="6.8cm" svg:x="26cm" svg:y="10.594cm" svg:viewBox="0 0 3901 6801" draw:points="0,0 0,6801 3901,6801">
          <text:p/>
        </draw:polyline>
        <draw:line draw:style-name="gr5" draw:text-style-name="P1" draw:layer="layout" svg:x1="5.3cm" svg:y1="23.078cm" svg:x2="37.01cm" svg:y2="23.078cm">
          <text:p/>
        </draw:line>
        <draw:line draw:style-name="gr2" draw:text-style-name="P1" draw:layer="layout" svg:x1="5.3cm" svg:y1="20.71cm" svg:x2="25.32cm" svg:y2="20.71cm">
          <text:p/>
        </draw:line>
        <draw:line draw:style-name="gr2" draw:text-style-name="P1" draw:layer="layout" svg:x1="31cm" svg:y1="20.815cm" svg:x2="37cm" svg:y2="20.815cm">
          <text:p/>
        </draw:line>
        <draw:polyline draw:style-name="gr15" draw:text-style-name="P1" draw:layer="layout" svg:width="8cm" svg:height="1.947cm" svg:x="23cm" svg:y="20.648cm" svg:viewBox="0 0 8001 1948" draw:points="0,0 0,1948 8001,1948 8001,105">
          <text:p/>
        </draw:polyline>
        <draw:polyline draw:style-name="gr2" draw:text-style-name="P1" draw:layer="layout" svg:width="2.379cm" svg:height="1.5cm" svg:x="27.421cm" svg:y="19.644cm" svg:viewBox="0 0 2380 1501" draw:points="0,1501 1079,1501 1079,0 238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0" draw:display-name="Marker_0" svg:viewBox="0 0 20 20" svg:d="M10 0l-10 20h20z"/>
    <draw:marker draw:name="Marker_5f_1" draw:display-name="Marker_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2" draw:display-name="Marker_2" svg:viewBox="0 0 20 22.25" svg:d="M10 0l-10 20c7 3 13 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Moi-Même </dc:creator>
    <dc:date>2017-01-10T22:51:26.791587901</dc:date>
    <dc:description/>
    <dc:language>fr-FR</dc:language>
    <dc:subject/>
    <dc:title/>
    <meta:creation-date>2017-01-06T01:36:35Z</meta:creation-date>
    <meta:initial-creator>AYRAULT Philippe</meta:initial-creator>
    <meta:keyword/>
    <meta:generator>LibreOffice/5.2.3.3$Linux_X86_64 LibreOffice_project/20$Build-3</meta:generator>
    <meta:editing-duration>PT4M8S</meta:editing-duration>
    <meta:editing-cycles>2</meta:editing-cycles>
    <meta:document-statistic meta:object-count="147"/>
    <meta:user-defined meta:name="category"/>
    <meta:user-defined meta:name="company">SYSTRA</meta:user-defined>
  </office:meta>
</office:document-meta>
</file>